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OpenSymbol" svg:font-family="OpenSymbo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Text_20_body">
      <style:text-properties fo:language="it" fo:country="IT"/>
    </style:style>
    <style:style style:name="P2" style:family="paragraph" style:parent-style-name="Standard">
      <style:text-properties fo:color="#000000" style:font-name="Times" fo:font-size="12pt" fo:language="it" fo:country="IT"/>
    </style:style>
    <style:style style:name="P3" style:family="paragraph" style:parent-style-name="Standard">
      <style:text-properties fo:color="#000000" style:font-name="Times" fo:font-size="12pt" fo:language="it" fo:country="IT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 fo:language="it" fo:country="I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" fo:font-size="14pt" fo:language="it" fo:country="I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" fo:font-size="10pt" fo:language="it" fo:country="IT"/>
    </style:style>
    <style:style style:name="P7" style:family="paragraph" style:parent-style-name="Standard">
      <style:paragraph-properties fo:text-align="center" style:justify-single-word="false"/>
      <style:text-properties style:font-name="Times" fo:font-size="10pt" fo:language="it" fo:country="IT"/>
    </style:style>
    <style:style style:name="P8" style:family="paragraph" style:parent-style-name="Standard">
      <style:paragraph-properties fo:text-align="center" style:justify-single-word="false"/>
      <style:text-properties style:font-name="Times" fo:font-size="10pt" fo:language="it" fo:country="IT" fo:font-style="normal" fo:font-weight="bold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Times" fo:font-size="10pt" fo:language="it" fo:country="IT" fo:background-color="#ffff00"/>
    </style:style>
    <style:style style:name="P10" style:family="paragraph" style:parent-style-name="Standard">
      <style:text-properties fo:language="it" fo:country="IT"/>
    </style:style>
    <style:style style:name="P11" style:family="paragraph" style:parent-style-name="Standard">
      <style:paragraph-properties fo:text-align="center" style:justify-single-word="false"/>
      <style:text-properties fo:color="#ff0000" style:font-name="Times" fo:font-size="20pt" fo:language="it" fo:country="IT"/>
    </style:style>
    <style:style style:name="P12" style:family="paragraph" style:parent-style-name="Standard">
      <style:paragraph-properties fo:text-align="center" style:justify-single-word="false"/>
      <style:text-properties fo:color="#280099" style:font-name="Times" fo:font-size="20pt" fo:language="it" fo:country="IT"/>
    </style:style>
    <style:style style:name="P13" style:family="paragraph" style:parent-style-name="Standard">
      <style:paragraph-properties fo:text-align="center" style:justify-single-word="false"/>
      <style:text-properties fo:color="#280099" style:font-name="Times" fo:font-size="20pt" fo:letter-spacing="-0.0035in" fo:language="it" fo:country="IT"/>
    </style:style>
    <style:style style:name="P14" style:family="paragraph" style:parent-style-name="Standard">
      <style:text-properties fo:color="#ffffff" style:font-name="Times" fo:font-size="12pt" fo:language="it" fo:country="IT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imes New Roman" fo:font-size="12pt" fo:language="it" fo:country="I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language="it" fo:country="IT"/>
    </style:style>
    <style:style style:name="P17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26pt" fo:language="it" fo:country="IT" fo:font-style="italic" fo:font-weight="bold"/>
    </style:style>
    <style:style style:name="P18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20pt" fo:language="it" fo:country="IT" fo:font-style="normal" fo:font-weight="bold" style:font-size-asian="20pt" style:font-style-asian="normal" style:font-size-complex="20pt" style:font-style-complex="normal"/>
    </style:style>
    <style:style style:name="P19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18pt" fo:language="it" fo:country="IT"/>
    </style:style>
    <style:style style:name="P20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12pt" fo:language="it" fo:country="IT" fo:font-style="italic" fo:font-weight="bold"/>
    </style:style>
    <style:style style:name="P21" style:family="paragraph" style:parent-style-name="Standard">
      <style:paragraph-properties fo:margin-left="0in" fo:margin-right="0.1791in" fo:margin-top="0.6665in" fo:margin-bottom="0.3335in" style:line-height-at-least="0.1665in" fo:text-indent="0in" style:auto-text-indent="false"/>
      <style:text-properties style:font-name="Times" fo:font-size="10pt" fo:language="it" fo:country="I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fo:language="it" fo:country="IT" style:font-size-asian="14pt" style:font-size-complex="14pt"/>
    </style:style>
    <style:style style:name="P23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26pt" fo:language="it" fo:country="IT" fo:font-style="normal" fo:font-weight="bold" style:font-style-asian="normal" style:font-style-complex="normal"/>
    </style:style>
    <style:style style:name="P24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20pt" fo:language="it" fo:country="IT" fo:font-style="normal" fo:font-weight="bold" style:font-size-asian="20pt" style:font-style-asian="normal" style:font-size-complex="20pt" style:font-style-complex="normal"/>
    </style:style>
    <style:style style:name="P25" style:family="paragraph" style:parent-style-name="Heading_20_1">
      <style:text-properties fo:language="it" fo:country="IT"/>
    </style:style>
    <style:style style:name="P26" style:family="paragraph" style:parent-style-name="Heading_20_1" style:list-style-name="Numbering_20_1">
      <style:text-properties fo:language="it" fo:country="IT"/>
    </style:style>
    <style:style style:name="P27" style:family="paragraph" style:parent-style-name="Heading_20_2">
      <style:text-properties fo:language="it" fo:country="IT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5"/>
    <style:style style:name="T1" style:family="text">
      <style:text-properties style:font-name="Times"/>
    </style:style>
    <style:style style:name="T2" style:family="text">
      <style:text-properties style:font-name="Times" fo:font-size="12pt" fo:language="it" fo:country="IT" fo:font-weight="normal" style:font-size-asian="12pt" style:font-weight-asian="normal" style:font-size-complex="12pt" style:font-weight-complex="normal"/>
    </style:style>
    <style:style style:name="T3" style:family="text">
      <style:text-properties fo:color="#000000"/>
    </style:style>
    <style:style style:name="T4" style:family="text">
      <style:text-properties fo:language="it" fo:country="I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/>
      <text:p text:style-name="P6"/>
      <text:p text:style-name="P6"/>
      <text:p text:style-name="P6"/>
      <text:p text:style-name="P21"/>
      <text:p text:style-name="P23">Memory</text:p>
      <text:p text:style-name="P17"/>
      <text:p text:style-name="P18">Filippo Vigani</text:p>
      <text:p text:style-name="P18">Stefano Leggio</text:p>
      <text:p text:style-name="P19"/>
      <text:p text:style-name="P20"/>
      <text:p text:style-name="P20"/>
      <text:p text:style-name="P6"/>
      <text:p text:style-name="P7"/>
      <text:p text:style-name="P1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Data </text:p>
          </table:table-cell>
          <table:table-cell table:style-name="Table1.A1" office:value-type="string">
            <text:p text:style-name="P8">Versione</text:p>
          </table:table-cell>
          <table:table-cell table:style-name="Table1.A1" office:value-type="string">
            <text:p text:style-name="P8">Contatto Nome</text:p>
          </table:table-cell>
          <table:table-cell table:style-name="Table1.A1" office:value-type="string">
            <text:p text:style-name="P8">Contatto Email</text:p>
          </table:table-cell>
          <table:table-cell table:style-name="Table1.A1" office:value-type="string">
            <text:p text:style-name="P8">A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v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Messina, Kizilta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v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Messina, Kizilta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vF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Messina, Kiziltan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2">A.A. 2014-2015</text:p>
      <text:p text:style-name="P12">Dipartimento di Informatica - Scienza e Ingegneria </text:p>
      <text:p text:style-name="P13">Università di Bologna</text:p>
      <text:p text:style-name="P6"/>
      <text:p text:style-name="P6"/>
      <text:p text:style-name="P6"/>
      <text:p text:style-name="P6"/>
      <text:h text:style-name="P25" text:outline-level="1"><text:soft-page-break/></text:h>
      <text:h text:style-name="P25" text:outline-level="1"/>
      <text:h text:style-name="P25" text:outline-level="1"><text:bookmark-start text:name="__RefHeading__6397_1901662023"/>Acronimi e sinonimi<text:bookmark-end text:name="__RefHeading__6397_190166202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GUI</text:p>
          </table:table-cell>
          <table:table-cell table:style-name="Table2.A1" office:value-type="string">
            <text:p text:style-name="P14"><text:span text:style-name="T3">Graphical User Interface</text:span>cato</text:p>
          </table:table-cell>
        </table:table-row>
        <table:table-row>
          <table:table-cell table:style-name="Table2.A1" office:value-type="string">
            <text:p text:style-name="P2">Lobby</text:p>
          </table:table-cell>
          <table:table-cell table:style-name="Table2.A1" office:value-type="string">
            <text:p text:style-name="P2">Stanza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6"/>
      <text:p text:style-name="P6">Tabella acronimi</text:p>
      <text:h text:style-name="P25" text:outline-level="1"><text:bookmark-start text:name="__RefHeading__6399_1901662023"/>Documenti di riferimento<text:bookmark-end text:name="__RefHeading__6399_1901662023"/></text:h>
      <text:p text:style-name="P16">-Appunti lezioni del corso</text:p>
      <text:p text:style-name="P6">-R. Bruni, A. Corradini, V. Gervasi, Programmazione Java, Apogeo, 2009, ISBN 978-88-503-2661-7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h text:style-name="P25" text:outline-level="1"/>
      <text:list xml:id="list4000867352864916720" text:style-name="Numbering_20_1">
        <text:list-item>
          <text:h text:style-name="P26" text:outline-level="1"><text:bookmark-start text:name="__RefHeading__6401_1901662023"/>Introduzione<text:bookmark-end text:name="__RefHeading__6401_1901662023"/></text:h>
        </text:list-item>
      </text:list>
      <text:p text:style-name="P4"/>
      <text:list xml:id="list312865884175081034" text:style-name="L1">
        <text:list-item>
          <text:p text:style-name="P22"><text:span text:style-name="T1">Permette di creare delle stanze per giocare a memory da 2 a 4 persone tramite modello client-server.</text:span></text:p>
        </text:list-item>
        <text:list-item>
          <text:p text:style-name="P22"><text:span text:style-name="T1">Permette di entrare in delle stanze già create da altri utenti.</text:span></text:p>
        </text:list-item>
        <text:list-item>
          <text:p text:style-name="P22"><text:span text:style-name="T1">Amministra un database di stanze per giocare a memory.</text:span></text:p>
        </text:list-item>
        <text:list-item>
          <text:p text:style-name="P22"><text:span text:style-name="T1">Permette di fare una partita a memory con i giocatori della stanza selezionata.</text:span></text:p>
        </text:list-item>
      </text:list>
      <text:p text:style-name="P5"/>
      <text:list xml:id="list38415489" text:continue-list="list4000867352864916720" text:style-name="Numbering_20_1">
        <text:list-item>
          <text:h text:style-name="P26" text:outline-level="1"><text:bookmark-start text:name="__RefHeading__6403_1901662023"/>Architettura del sistema<text:bookmark-end text:name="__RefHeading__6403_1901662023"/></text:h>
        </text:list-item>
      </text:list>
      <text:h text:style-name="P27" text:outline-level="2">Scelte progettuali </text:h>
      <text:list xml:id="list1618974788836511897" text:style-name="L2">
        <text:list-item>
          <text:p text:style-name="P28"><text:span text:style-name="T4">Modello: client-server</text:span></text:p>
        </text:list-item>
        <text:list-item>
          <text:p text:style-name="P28"><text:span text:style-name="T4">Linguaggio: Java 1.8</text:span></text:p>
        </text:list-item>
        <text:list-item>
          <text:p text:style-name="P28"><text:span text:style-name="T4">Librerie: Swing per l'interfaccia grafica</text:span></text:p>
        </text:list-item>
        <text:list-item>
          <text:p text:style-name="P28"><text:span text:style-name="T4">Database relazionale: MySql</text:span></text:p>
        </text:list-item>
        <text:list-item>
          <text:p text:style-name="P28"><text:span text:style-name="T4">IDE: Eclipse</text:span></text:p>
        </text:list-item>
      </text:list>
      <text:h text:style-name="P27" text:outline-level="2">Progettazione del sistema</text:h>
      <text:h text:style-name="Heading_20_1" text:outline-level="1"><text:span text:style-name="T2">Il sistema viene diviso in due macro-sottosistemi:</text:span></text:h>
      <text:list xml:id="list1672622091061316564" text:style-name="L5">
        <text:list-item>
          <text:p text:style-name="P30"><text:span text:style-name="T2">Sottosistema di gestione dei client</text:span></text:p>
        </text:list-item>
        <text:list-item>
          <text:p text:style-name="P30"><text:span text:style-name="T2">Sottosistema di gestione del server</text:span></text:p>
        </text:list-item>
      </text:list>
      <text:list xml:id="list38439864" text:continue-list="list38415489" text:style-name="Numbering_20_1">
        <text:list-item>
          <text:h text:style-name="P26" text:outline-level="1"><text:s/>Sottosistema di Gestione di Client</text:h>
        </text:list-item>
      </text:list>
      <text:h text:style-name="P27" text:outline-level="2">Sottosistema <text:s/>3.1 – Schermata principale</text:h>
      <text:p text:style-name="Text_20_body"><text:span text:style-name="T4">Accesso utente al servizio di creazione/accesso stanze.</text:span></text:p>
      <text:list xml:id="list8523797965713929712" text:style-name="L3">
        <text:list-item>
          <text:p text:style-name="P29"><text:span text:style-name="T4">Scelta nome giocatore</text:span></text:p>
        </text:list-item>
        <text:list-item>
          <text:p text:style-name="P29"><text:span text:style-name="T4">Possibilità di creare una nuova stanza oppure entrare in una stanza già esistente</text:span></text:p>
        </text:list-item>
      </text:list>
      <text:h text:style-name="P27" text:outline-level="2"><text:soft-page-break/>Sottosistema 3.2 – Schermata creazione stanza</text:h>
      <text:p text:style-name="Text_20_body"><text:span text:style-name="T4">Permette all'utente di creare una stanza e in particolare di scegliere:</text:span></text:p>
      <text:list xml:id="list38425519" text:continue-numbering="true" text:style-name="L3">
        <text:list-item>
          <text:p text:style-name="P29"><text:span text:style-name="T4">Nome stanza</text:span></text:p>
        </text:list-item>
        <text:list-item>
          <text:p text:style-name="P29"><text:span text:style-name="T4">Numero giocatori (da 2 a 4)</text:span></text:p>
        </text:list-item>
        <text:list-item>
          <text:p text:style-name="P29"><text:span text:style-name="T4">Numero coppie di carte (massimo 20)</text:span></text:p>
        </text:list-item>
        <text:list-item>
          <text:p text:style-name="P29"><text:span text:style-name="T4">Tempo massimo del turno giocatore (massimo 30 secondi)</text:span></text:p>
        </text:list-item>
        <text:list-item>
          <text:p text:style-name="P29"><text:span text:style-name="T4">Password stanza facoltativa (massimo 8 caratteri alfanumerici)</text:span></text:p>
        </text:list-item>
      </text:list>
      <text:h text:style-name="P27" text:outline-level="2">Sottosistema 3.3 – Schermata stanza</text:h>
      <text:p text:style-name="Text_20_body"><text:span text:style-name="T4">Permette all'utente di entrare in una stanza creata da un altro utente</text:span></text:p>
      <text:list xml:id="list38424550" text:continue-numbering="true" text:style-name="L3">
        <text:list-item>
          <text:p text:style-name="P29"><text:span text:style-name="T4">Può accedere se:</text:span></text:p>
          <text:list>
            <text:list-item>
              <text:p text:style-name="P29"><text:span text:style-name="T4">La password, se richiesta, coincide</text:span></text:p>
            </text:list-item>
            <text:list-item>
              <text:p text:style-name="P29"><text:span text:style-name="T4">La stanza non è piena</text:span></text:p>
            </text:list-item>
          </text:list>
        </text:list-item>
      </text:list>
      <text:list xml:id="list38440992" text:continue-list="list38439864" text:style-name="Numbering_20_1">
        <text:list-item>
          <text:h text:style-name="P26" text:outline-level="1">Sottosistema di Gestione di Server</text:h>
        </text:list-item>
      </text:list>
      <text:p text:style-name="P1"/>
      <text:p text:style-name="P1">Definizione dei sottosistemi, e per ognuno descrizione della funzionalità (e della struttura) del sottosistema. </text:p>
      <text:h text:style-name="P27" text:outline-level="2">Sottosistema 4.1</text:h>
      <text:h text:style-name="P27" text:outline-level="2">Sottosistema 4.2</text:h>
      <text:p text:style-name="P1">…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OpenSymbol" svg:font-family="OpenSymbo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Messina</meta:initial-creator>
    <meta:creation-date>2013-11-07T15:41:06.885684000</meta:creation-date>
    <dc:date>2015-03-24T18:26:25.02</dc:date>
    <meta:editing-duration>PT7H33M32S</meta:editing-duration>
    <meta:editing-cycles>39</meta:editing-cycles>
    <meta:generator>OpenOffice/4.1.1$Win32 OpenOffice.org_project/411m6$Build-9775</meta:generator>
    <meta:document-statistic meta:table-count="2" meta:image-count="0" meta:object-count="0" meta:page-count="4" meta:paragraph-count="64" meta:word-count="312" meta:character-count="1979"/>
  </office:meta>
</office:document-meta>
</file>